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text:span><text:span text:style-name="T1">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3960291864310792968" text:style-name="L1">
        <text:list-item>
          <text:p text:style-name="P150">Книги:</text:p>
        </text:list-item>
      </text:list>
      <text:list xml:id="list8269552948225333659"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889460073658467889"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8320351418323295144"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text:span><text:span text:style-name="T1">поза</text:span><text:span text:style-name="T1">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шлись до поворота. Аликорница украдкой обернулась и, убедившись, что мы в недосягаемости от глаз дворцовой стражи, подмигнула мне.</text:p>
      <text:p text:style-name="P52">– Ну что? Наперегонки до того дуба?</text:p>
      <text:p text:style-name="P52">Не ожидая ответа, Селестия припустила вскачь.</text:p>
      <text:p text:style-name="P52"/>
      <text:p text:style-name="P52"/>
      <text:p text:style-name="P35"><text:span text:style-name="T33">&lt;</text:span><text:span text:style-name="T1">Анон не успел увидеть подробности</text:span><text:span text:style-name="T33">&gt;</text:span></text:p>
      <text:p text:style-name="P42">&lt;Добавить Филомену&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3"><text:soft-page-break/>***</text:p>
      <text:p text:style-name="P52"/>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text:soft-page-break/>–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text:soft-page-break/>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text:soft-page-break/>–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text:soft-page-break/>–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text:soft-page-break/>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text:soft-page-break/></text:p>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oft-page-break/><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text:soft-page-break/>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text:span><text:span text:style-name="T12">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text:span><text:span text:style-name="T12">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text:span><text:span text:style-name="T23">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2T00:54:10.73</dc:date>
    <meta:editing-duration>P125DT21H3M45S</meta:editing-duration>
    <meta:editing-cycles>7611</meta:editing-cycles>
    <meta:generator>OpenOffice/4.1.1$Win32 OpenOffice.org_project/411m6$Build-9775</meta:generator>
    <dc:creator>макс </dc:creator>
    <meta:document-statistic meta:table-count="0" meta:image-count="0" meta:object-count="0" meta:page-count="194" meta:paragraph-count="4175" meta:word-count="88950" meta:character-count="565142"/>
  </office:meta>
</office:document-meta>
</file>